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25b1" officeooo:paragraph-rsid="000225b1"/>
    </style:style>
    <style:style style:name="P2" style:family="paragraph" style:parent-style-name="Standard">
      <style:text-properties officeooo:rsid="00022d38" officeooo:paragraph-rsid="00022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Fix error: No such device (7.3 - 2W_Project.docx)</text:p>
      <text:p text:style-name="P2">2) Test command: (for new db)</text:p>
      <text:p text:style-name="P2"><text:tab/>cansend can0 610#60F7100000007880</text:p>
      <text:p text:style-name="P2"/>
      <text:p text:style-name="P2"><text:tab/>cansend can0 611#0000A8030F016B</text:p>
      <text:p text:style-name="P2"/>
      <text:p text:style-name="P2"><text:tab/>cansend can0 633#028029143A0018FF</text:p>
      <text:p text:style-name="P2"><text:tab/></text:p>
      <text:p text:style-name="P2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13:21:59.346656297</meta:creation-date>
    <dc:date>2022-04-29T13:29:25.429185508</dc:date>
    <meta:editing-duration>PT7M2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4" meta:character-count="183" meta:non-whitespace-character-count="159"/>
  </office:meta>
</office:document-meta>
</file>